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>
            <text:p> 6</text:p>
          </table:table-cell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 office:value-type="string">
            <text:p><text:s/>Equipment number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1"/>
          <table:table-cell>
            <text:p> </text:p>
          </table:table-cell>
          <table:table-cell table:number-columns-repeated="1"/>
          <table:table-cell table:style-name="ce19"/>
          <table:table-cell table:style-name="ce29">
            <text:p> </text:p>
          </table:table-cell>
          <table:table-cell table:style-name="ce3"/>
          <table:table-cell table:style-name="ce19"/>
          <table:table-cell table:style-name="ce29">
            <text:p>19/03/2011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1"/>
          <table:table-cell>
            <text:p> </text:p>
          </table:table-cell>
          <table:table-cell table:style-name="ce19"/>
          <table:table-cell table:style-name="ce29">
            <text:p> </text:p>
          </table:table-cell>
          <table:table-cell table:style-name="ce19"/>
          <table:table-cell table:style-name="ce3">
            <text:p> </text:p>
          </table:table-cell>
          <table:table-cell table:style-name="ce3" table:number-columns-repeated="1"/>
          <table:table-cell table:style-name="ce29">
            <text:p> 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9"/>
          <table:table-cell>
            <text:p> 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254"/>
        </table:table-row>
        <table:table-row table:style-name="ro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1"/>
          <table:table-cell>
            <text:p> </text:p>
          </table:table-cell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